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2.047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Descripción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el articulo “Las balas de plata de software”</text:p>
          </table:table-cell>
          <table:table-cell office:value-type="string">
            <text:p>24 marzo</text:p>
          </table:table-cell>
          <table:table-cell office:value-type="string">
            <text:p>3 hs</text:p>
          </table:table-cell>
          <table:table-cell office:value-type="string">
            <text:p>2 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prender Sintaxis Ruby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2hs</text:p>
          </table:table-cell>
        </table:table-row>
        <table:table-row table:style-name="ro2">
          <table:table-cell/>
          <table:table-cell office:value-type="string">
            <text:p>Escribir test palindromo</text:p>
          </table:table-cell>
          <table:table-cell office:value-type="string">
            <text:p>2 abril</text:p>
          </table:table-cell>
          <table:table-cell office:value-type="string">
            <text:p>2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palindromo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4 hs</text:p>
          </table:table-cell>
          <table:table-cell office:value-type="string">
            <text:p>3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scribir test fibonacci</text:p>
          </table:table-cell>
          <table:table-cell office:value-type="string">
            <text:p>3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fibonacci</text:p>
          </table:table-cell>
          <table:table-cell office:value-type="string">
            <text:p>3 abril</text:p>
          </table:table-cell>
          <table:table-cell office:value-type="string">
            <text:p>2 hs</text:p>
          </table:table-cell>
          <table:table-cell office:value-type="string">
            <text:p>3.hs</text:p>
          </table:table-cell>
        </table:table-row>
        <table:table-row table:style-name="ro2">
          <table:table-cell table:number-columns-repeated="3"/>
          <table:table-cell office:value-type="string">
            <text:p>3 hs</text:p>
          </table:table-cell>
          <table:table-cell office:value-type="string">
            <text:p>3.3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crunching knowledge</text:p>
          </table:table-cell>
          <table:table-cell office:value-type="string">
            <text:p>8 de abril</text:p>
          </table:table-cell>
          <table:table-cell office:value-type="string">
            <text:p>0.50hs</text:p>
          </table:table-cell>
          <table:table-cell office:value-type="string">
            <text:p>1.10hs</text:p>
          </table:table-cell>
        </table:table-row>
        <table:table-row table:style-name="ro2">
          <table:table-cell/>
          <table:table-cell office:value-type="string">
            <text:p>Leer “What is a domain modelling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10hs</text:p>
          </table:table-cell>
        </table:table-row>
        <table:table-row table:style-name="ro2">
          <table:table-cell/>
          <table:table-cell office:value-type="string">
            <text:p>Leer sobre Diagrama de actividades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/>
          <table:table-cell office:value-type="string">
            <text:p>Leer sobre diagrama de estad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Leer sobre visual story mapping</text:p>
          </table:table-cell>
          <table:table-cell office:value-type="string">
            <text:p>8 de abril</text:p>
          </table:table-cell>
          <table:table-cell office:value-type="string">
            <text:p>0.15hs</text:p>
          </table:table-cell>
          <table:table-cell office:value-type="string">
            <text:p>0.11hs</text:p>
          </table:table-cell>
        </table:table-row>
        <table:table-row table:style-name="ro2">
          <table:table-cell table:number-columns-repeated="3"/>
          <table:table-cell office:value-type="string">
            <text:p>2.45hs</text:p>
          </table:table-cell>
          <table:table-cell office:value-type="string">
            <text:p>2.41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prender Rspec basic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1.30hs</text:p>
          </table:table-cell>
        </table:table-row>
        <table:table-row table:style-name="ro2">
          <table:table-cell/>
          <table:table-cell office:value-type="string">
            <text:p>Codificar test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Codificar clase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1.30hs</text:p>
          </table:table-cell>
          <table:table-cell office:value-type="string">
            <text:p>2.4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Instalar RVM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Instalar GEMs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5hs</text:p>
          </table:table-cell>
        </table:table-row>
        <table:table-row table:style-name="ro2">
          <table:table-cell/>
          <table:table-cell office:value-type="string">
            <text:p>Instalar Bundler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table:style-name="ce2" office:value-type="string">
            <text:p>0.15hs</text:p>
          </table:table-cell>
        </table:table-row>
        <table:table-row table:style-name="ro2">
          <table:table-cell/>
          <table:table-cell office:value-type="string">
            <text:p>Instalar Rake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5hs</text:p>
          </table:table-cell>
        </table:table-row>
        <table:table-row table:style-name="ro2">
          <table:table-cell table:number-columns-repeated="3"/>
          <table:table-cell office:value-type="string">
            <text:p>1hs</text:p>
          </table:table-cell>
          <table:table-cell office:value-type="string">
            <text:p>1.05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leer agile product design</text:p>
          </table:table-cell>
          <table:table-cell office:value-type="string">
            <text:p>17 de abril</text:p>
          </table:table-cell>
          <table:table-cell office:value-type="string">
            <text:p>1.30hs</text:p>
          </table:table-cell>
          <table:table-cell office:value-type="string">
            <text:p>1.28hs</text:p>
          </table:table-cell>
        </table:table-row>
        <table:table-row table:style-name="ro2">
          <table:table-cell/>
          <table:table-cell office:value-type="string">
            <text:p>leer agile software architecture</text:p>
          </table:table-cell>
          <table:table-cell office:value-type="string">
            <text:p>18 de abril</text:p>
          </table:table-cell>
          <table:table-cell office:value-type="string">
            <text:p>0.40hs</text:p>
          </table:table-cell>
          <table:table-cell office:value-type="string">
            <text:p>0.31hs</text:p>
          </table:table-cell>
        </table:table-row>
        <table:table-row table:style-name="ro2">
          <table:table-cell/>
          <table:table-cell office:value-type="string">
            <text:p>leer walking skeleton discussion</text:p>
          </table:table-cell>
          <table:table-cell office:value-type="string">
            <text:p>20 de abril</text:p>
          </table:table-cell>
          <table:table-cell office:value-type="string">
            <text:p>0.30hs</text:p>
          </table:table-cell>
          <table:table-cell office:value-type="string">
            <text:p>0.12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eer Scrum Handbook (Jeff Sutherland)</text:p>
          </table:table-cell>
          <table:table-cell office:value-type="string">
            <text:p>21 de abril</text:p>
          </table:table-cell>
          <table:table-cell office:value-type="string">
            <text:p>4hs</text:p>
          </table:table-cell>
          <table:table-cell office:value-type="string">
            <text:p>6.37hs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evantar Code_Breaker+cucumber</text:p>
          </table:table-cell>
          <table:table-cell office:value-type="string">
            <text:p>27 de abril</text:p>
          </table:table-cell>
          <table:table-cell office:value-type="string">
            <text:p>6hs</text:p>
          </table:table-cell>
          <table:table-cell office:value-type="string">
            <text:p>16.1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What is a software architecture</text:p>
          </table:table-cell>
          <table:table-cell office:value-type="string">
            <text:p>5 de mayo</text:p>
          </table:table-cell>
          <table:table-cell office:value-type="string">
            <text:p>0.20hs</text:p>
          </table:table-cell>
          <table:table-cell office:value-type="string">
            <text:p>0.45hs</text:p>
          </table:table-cell>
        </table:table-row>
        <table:table-row table:style-name="ro2">
          <table:table-cell/>
          <table:table-cell office:value-type="string">
            <text:p>Quality Attributes</text:p>
          </table:table-cell>
          <table:table-cell office:value-type="string">
            <text:p>5 de mayo</text:p>
          </table:table-cell>
          <table:table-cell office:value-type="string">
            <text:p>1.30hs</text:p>
          </table:table-cell>
          <table:table-cell office:value-type="string">
            <text:p>2.15hs</text:p>
          </table:table-cell>
        </table:table-row>
        <table:table-row table:style-name="ro2">
          <table:table-cell/>
          <table:table-cell office:value-type="string">
            <text:p>Who needs an Architect</text:p>
          </table:table-cell>
          <table:table-cell office:value-type="string">
            <text:p>5 de mayo</text:p>
          </table:table-cell>
          <table:table-cell office:value-type="string">
            <text:p>0.40hs</text:p>
          </table:table-cell>
          <table:table-cell office:value-type="string">
            <text:p>0.50hs</text:p>
          </table:table-cell>
        </table:table-row>
        <table:table-row table:style-name="ro2">
          <table:table-cell/>
          <table:table-cell office:value-type="string">
            <text:p>Preparar presentacion “Availability”</text:p>
          </table:table-cell>
          <table:table-cell office:value-type="string">
            <text:p>5 de mayo</text:p>
          </table:table-cell>
          <table:table-cell office:value-type="string">
            <text:p>1hs</text:p>
          </table:table-cell>
          <table:table-cell office:value-type="string">
            <text:p>1.20hs</text:p>
          </table:table-cell>
        </table:table-row>
        <table:table-row table:style-name="ro2">
          <table:table-cell table:number-columns-repeated="4"/>
          <table:table-cell office:value-type="string">
            <text:p>5.1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Leer Continuous Integration</text:p>
          </table:table-cell>
          <table:table-cell office:value-type="string">
            <text:p>12 de mayo</text:p>
          </table:table-cell>
          <table:table-cell office:value-type="string">
            <text:p>2.25hs</text:p>
          </table:table-cell>
          <table:table-cell office:value-type="string">
            <text:p>1.03hs</text:p>
          </table:table-cell>
        </table:table-row>
        <table:table-row table:style-name="ro2">
          <table:table-cell/>
          <table:table-cell office:value-type="string">
            <text:p>leer it-mentor news</text:p>
          </table:table-cell>
          <table:table-cell office:value-type="string">
            <text:p>19 de mayo</text:p>
          </table:table-cell>
          <table:table-cell office:value-type="string">
            <text:p>0.17hs</text:p>
          </table:table-cell>
          <table:table-cell office:value-type="string">
            <text:p>0.07hs</text:p>
          </table:table-cell>
        </table:table-row>
        <table:table-row table:style-name="ro5">
          <table:table-cell/>
          <table:table-cell office:value-type="string">
            <text:p>leer Delieando el Alcance (VSM)</text:p>
          </table:table-cell>
          <table:table-cell office:value-type="string">
            <text:p>19 de mayo</text:p>
          </table:table-cell>
          <table:table-cell office:value-type="string">
            <text:p>0.58hs</text:p>
          </table:table-cell>
          <table:table-cell office:value-type="string">
            <text:p>0.20hs</text:p>
          </table:table-cell>
        </table:table-row>
        <table:table-row table:style-name="ro2" table:number-rows-repeated="104852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8T19:54:38</meta:creation-date>
    <dc:date>2013-05-20T00:14:40</dc:date>
    <meta:editing-duration>PT17H40M25S</meta:editing-duration>
    <meta:editing-cycles>31</meta:editing-cycles>
    <meta:generator>LibreOffice/3.5$Linux_x86 LibreOffice_project/350m1$Build-2</meta:generator>
    <meta:document-statistic meta:table-count="3" meta:cell-count="145" meta:object-count="0"/>
  </office:meta>
</office:document-meta>
</file>